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2.626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be33d"/>
    </style:style>
    <style:style style:name="ce2" style:family="table-cell" style:parent-style-name="Default">
      <style:table-cell-properties fo:background-color="#5983b0"/>
    </style:style>
    <style:style style:name="ce7" style:family="table-cell" style:parent-style-name="Default" style:data-style-name="N10121">
      <style:table-cell-properties fo:background-color="#5983b0"/>
    </style:style>
    <style:style style:name="ce3" style:family="table-cell" style:parent-style-name="Default">
      <style:table-cell-properties fo:background-color="#ff5429"/>
    </style:style>
    <style:style style:name="ce9" style:family="table-cell" style:parent-style-name="Default" style:data-style-name="N10121">
      <style:table-cell-properties fo:background-color="#ff5429"/>
    </style:style>
    <style:style style:name="ce10" style:family="table-cell" style:parent-style-name="Default" style:data-style-name="N10121">
      <style:table-cell-properties fo:background-color="#55215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ce7"/>
        <table:table-column table:style-name="co3" table:default-cell-style-name="ce9"/>
        <table:table-row table:style-name="ro1">
          <table:table-cell/>
          <table:table-cell office:value-type="string" calcext:value-type="string">
            <text:p>Preventivo Gruppo 2 – Clown-Fiesta-ICT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ome Apparato</text:p>
          </table:table-cell>
          <table:table-cell office:value-type="string" calcext:value-type="string">
            <text:p>Quantita’</text:p>
          </table:table-cell>
          <table:table-cell table:style-name="ce2" office:value-type="string" calcext:value-type="string">
            <text:p>Prezzo Cad.</text:p>
          </table:table-cell>
          <table:table-cell table:style-name="ce3" office:value-type="string" calcext:value-type="string">
            <text:p>Totale</text:p>
          </table:table-cell>
        </table:table-row>
        <table:table-row table:style-name="ro1">
          <table:table-cell office:value-type="string" calcext:value-type="string">
            <text:p>Firewall</text:p>
          </table:table-cell>
          <table:table-cell office:value-type="string" calcext:value-type="string">
            <text:p>Fortinet Fortigate 100F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2690.1" calcext:value-type="currency">
            <text:p>€ 2,690.10</text:p>
          </table:table-cell>
          <table:table-cell table:formula="of:=[.$D4]*[.$C4]" office:value-type="currency" office:currency="EUR" office:value="10760.4" calcext:value-type="currency">
            <text:p>€ 10,760.40</text:p>
          </table:table-cell>
        </table:table-row>
        <table:table-row table:style-name="ro1">
          <table:table-cell office:value-type="string" calcext:value-type="string">
            <text:p>Switch 24 Porte</text:p>
          </table:table-cell>
          <table:table-cell office:value-type="string" calcext:value-type="string">
            <text:p>HP Aruba Instant On 1930 24 Porte</text:p>
          </table:table-cell>
          <table:table-cell office:value-type="float" office:value="9" calcext:value-type="float">
            <text:p>9</text:p>
          </table:table-cell>
          <table:table-cell office:value-type="currency" office:currency="EUR" office:value="187.89" calcext:value-type="currency">
            <text:p>€ 187.89</text:p>
          </table:table-cell>
          <table:table-cell table:formula="of:=[.$D5]*[.$C5]" office:value-type="currency" office:currency="EUR" office:value="1691.01" calcext:value-type="currency">
            <text:p>€ 1,691.01</text:p>
          </table:table-cell>
        </table:table-row>
        <table:table-row table:style-name="ro1">
          <table:table-cell office:value-type="string" calcext:value-type="string">
            <text:p>Switch 48 Porte</text:p>
          </table:table-cell>
          <table:table-cell office:value-type="string" calcext:value-type="string">
            <text:p>HP Aruba Instant On 1930 48 Porte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356.61" calcext:value-type="currency">
            <text:p>€ 356.61</text:p>
          </table:table-cell>
          <table:table-cell table:formula="of:=[.$D6]*[.$C6]" office:value-type="currency" office:currency="EUR" office:value="2139.66" calcext:value-type="currency">
            <text:p>€ 2,139.66</text:p>
          </table:table-cell>
        </table:table-row>
        <table:table-row table:style-name="ro1">
          <table:table-cell office:value-type="string" calcext:value-type="string">
            <text:p>Core Switch</text:p>
          </table:table-cell>
          <table:table-cell office:value-type="string" calcext:value-type="string">
            <text:p>Fortigate Fortiswitch FS-224E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777.75" calcext:value-type="currency">
            <text:p>€ 777.75</text:p>
          </table:table-cell>
          <table:table-cell table:formula="of:=[.$D7]*[.$C7]" office:value-type="currency" office:currency="EUR" office:value="3111" calcext:value-type="currency">
            <text:p>€ 3,111.00</text:p>
          </table:table-cell>
        </table:table-row>
        <table:table-row table:style-name="ro1">
          <table:table-cell office:value-type="string" calcext:value-type="string">
            <text:p>Wireless AP</text:p>
          </table:table-cell>
          <table:table-cell office:value-type="string" calcext:value-type="string">
            <text:p>HP Aruba Instant On AP 11 (RW)</text:p>
          </table:table-cell>
          <table:table-cell office:value-type="float" office:value="21" calcext:value-type="float">
            <text:p>21</text:p>
          </table:table-cell>
          <table:table-cell office:value-type="currency" office:currency="EUR" office:value="79.88" calcext:value-type="currency">
            <text:p>€ 79.88</text:p>
          </table:table-cell>
          <table:table-cell table:formula="of:=[.$D8]*[.$C8]" office:value-type="currency" office:currency="EUR" office:value="1677.48" calcext:value-type="currency">
            <text:p>€ 1,677.48</text:p>
          </table:table-cell>
        </table:table-row>
        <table:table-row table:style-name="ro1">
          <table:table-cell office:value-type="string" calcext:value-type="string">
            <text:p>Domain Controller</text:p>
          </table:table-cell>
          <table:table-cell office:value-type="string" calcext:value-type="string">
            <text:p>Dell Server Value Power Edge R24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149.64" calcext:value-type="currency">
            <text:p>€ 2,149.64</text:p>
          </table:table-cell>
          <table:table-cell table:formula="of:=[.$D9]*[.$C9]" office:value-type="currency" office:currency="EUR" office:value="4299.28" calcext:value-type="currency">
            <text:p>€ 4,299.28</text:p>
          </table:table-cell>
        </table:table-row>
        <table:table-row table:style-name="ro1">
          <table:table-cell office:value-type="string" calcext:value-type="string">
            <text:p>MS Cal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currency" office:currency="EUR" office:value="22.2" calcext:value-type="currency">
            <text:p>€ 22.20</text:p>
          </table:table-cell>
          <table:table-cell table:formula="of:=[.$D10]*[.$C10]" office:value-type="currency" office:currency="EUR" office:value="5794.2" calcext:value-type="currency">
            <text:p>€ 5,794.20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0" table:formula="of:=SUM([.E4:.E10])" office:value-type="currency" office:currency="EUR" office:value="29473.03" calcext:value-type="currency">
            <text:p>€ 29,473.03</text:p>
          </table:table-cell>
        </table:table-row>
        <table:table-row table:style-name="ro1">
          <table:table-cell/>
          <table:table-cell office:value-type="string" calcext:value-type="string">
            <text:p>N. Persone</text:p>
          </table:table-cell>
          <table:table-cell table:style-name="Default" office:value-type="string" calcext:value-type="string">
            <text:p>N. Ore</text:p>
          </table:table-cell>
          <table:table-cell table:style-name="Default" office:value-type="string" calcext:value-type="string">
            <text:p>Costo Orario</text:p>
          </table:table-cell>
          <table:table-cell table:style-name="Default"/>
        </table:table-row>
        <table:table-row table:style-name="ro1">
          <table:table-cell office:value-type="string" calcext:value-type="string">
            <text:p>Costo Progettazione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currency" office:currency="EUR" office:value="50" calcext:value-type="currency">
            <text:p>€ 50.00</text:p>
          </table:table-cell>
          <table:table-cell table:formula="of:=[.C14]*[.D14]*[.B14]" office:value-type="currency" office:currency="EUR" office:value="8000" calcext:value-type="currency">
            <text:p>€ 8,000.00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Totale Complessivo</text:p>
          </table:table-cell>
          <table:table-cell/>
          <table:table-cell table:style-name="Default" table:number-columns-repeated="2"/>
          <table:table-cell table:style-name="ce10" table:formula="of:=[.E12]+[.E14]" office:value-type="currency" office:currency="EUR" office:value="37473.03" calcext:value-type="currency">
            <text:p>€ 37,473.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21P0" style:volatile="true" number:language="en" number:country="US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21" number:language="en" number:country="US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6">00/00/0000</text:date>, <text:time style:data-style-name="N2" text:time-value="16:21:30.8231909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7.1.4.2$Linux_X86_64 LibreOffice_project/10$Build-2</meta:generator>
    <meta:editing-cycles>0</meta:editing-cycles>
    <meta:editing-duration>P0D</meta:editing-duration>
    <meta:document-statistic meta:table-count="1" meta:cell-count="50" meta:object-count="0"/>
  </office:meta>
</office:document-meta>
</file>